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pcResponse.RpcResponse( long requestId , Objec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pcResponse.setMsgType( int msg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pcResponse.getMs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pcResponse.toCommand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pcResponse.setDetails( JSONObject 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pcResponse.setYieldResult( String [ ] yield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43.testSer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pcResponse.field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pcResponse.setRequestId( long reques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pcResponse.getYield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pcResponse.getReques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pcResponse.getDet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pcResponse.Rpc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